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T5_8" style:family="text">
      <style:text-properties fo:font-weight="bold" style:font-weight-asian="bold" style:font-weight-complex="bold"/>
    </style:style>
    <style:style style:name="T5_9" style:family="text">
      <style:text-properties fo:font-weight="bold" style:font-weight-asian="bold" style:font-weight-complex="bold"/>
    </style:style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9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9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9_5" style:family="text">
      <style:text-properties fo:font-style="italic" style:font-style-asian="italic" style:font-style-complex="italic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T37_117" style:family="text"/>
    <style:style style:name="T37_118" style:family="text"/>
    <style:style style:name="T37_119" style:family="text"/>
    <style:style style:name="T37_120" style:family="text"/>
    <style:style style:name="T37_121" style:family="text"/>
    <style:style style:name="T37_122" style:family="text"/>
    <style:style style:name="T37_123" style:family="text"/>
    <style:style style:name="T37_124" style:family="text"/>
    <style:style style:name="T37_125" style:family="text"/>
    <style:style style:name="T37_126" style:family="text"/>
    <style:style style:name="T37_127" style:family="text"/>
    <style:style style:name="T37_128" style:family="text"/>
    <style:style style:name="T37_129" style:family="text"/>
    <style:style style:name="T37_130" style:family="text"/>
    <style:style style:name="T37_131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T52_119" style:family="text"/>
    <style:style style:name="T52_120" style:family="text"/>
    <style:style style:name="T52_121" style:family="text"/>
    <style:style style:name="T52_122" style:family="text"/>
    <style:style style:name="T52_123" style:family="text"/>
    <style:style style:name="T52_124" style:family="text"/>
    <style:style style:name="T52_125" style:family="text"/>
    <style:style style:name="T52_126" style:family="text"/>
    <style:style style:name="T52_127" style:family="text"/>
    <style:style style:name="T52_128" style:family="text"/>
    <style:style style:name="T52_129" style:family="text"/>
    <style:style style:name="T52_130" style:family="text"/>
    <style:style style:name="T52_131" style:family="text"/>
    <style:style style:name="T52_132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T54_87" style:family="text"/>
    <style:style style:name="T54_88" style:family="text"/>
    <style:style style:name="T54_89" style:family="text"/>
    <style:style style:name="T54_90" style:family="text"/>
    <style:style style:name="T54_91" style:family="text"/>
    <style:style style:name="T54_92" style:family="text"/>
    <style:style style:name="T54_93" style:family="text"/>
    <style:style style:name="T54_94" style:family="text"/>
    <style:style style:name="T54_95" style:family="text"/>
    <style:style style:name="T54_96" style:family="text"/>
    <style:style style:name="T54_97" style:family="text"/>
    <style:style style:name="T54_98" style:family="text"/>
    <style:style style:name="T54_99" style:family="text"/>
    <style:style style:name="T54_100" style:family="text"/>
    <style:style style:name="T54_101" style:family="text"/>
    <style:style style:name="T54_102" style:family="text"/>
    <style:style style:name="T54_103" style:family="text"/>
    <style:style style:name="T54_104" style:family="text"/>
    <style:style style:name="T54_105" style:family="text"/>
    <style:style style:name="T54_106" style:family="text"/>
    <style:style style:name="T54_107" style:family="text"/>
    <style:style style:name="T54_108" style:family="text"/>
    <style:style style:name="T54_109" style:family="text"/>
    <style:style style:name="T54_110" style:family="text"/>
    <style:style style:name="T54_111" style:family="text"/>
    <style:style style:name="T54_112" style:family="text"/>
    <style:style style:name="T54_113" style:family="text"/>
    <style:style style:name="T54_114" style:family="text"/>
    <style:style style:name="T54_115" style:family="text"/>
    <style:style style:name="T54_116" style:family="text"/>
    <style:style style:name="T54_117" style:family="text"/>
    <style:style style:name="T54_118" style:family="text"/>
    <style:style style:name="T54_119" style:family="text"/>
    <style:style style:name="T54_120" style:family="text"/>
    <style:style style:name="T54_121" style:family="text"/>
    <style:style style:name="T54_122" style:family="text"/>
    <style:style style:name="T54_123" style:family="text"/>
    <style:style style:name="T54_124" style:family="text"/>
    <style:style style:name="T54_125" style:family="text"/>
    <style:style style:name="T54_126" style:family="text"/>
    <style:style style:name="T54_127" style:family="text"/>
    <style:style style:name="T54_128" style:family="text"/>
    <style:style style:name="T54_129" style:family="text"/>
    <style:style style:name="T54_130" style:family="text"/>
    <style:style style:name="T54_131" style:family="text"/>
    <style:style style:name="T54_132" style:family="text"/>
    <style:style style:name="T54_133" style:family="text"/>
    <style:style style:name="T54_134" style:family="text"/>
    <style:style style:name="T54_135" style:family="text"/>
    <style:style style:name="T54_136" style:family="text"/>
    <style:style style:name="T54_137" style:family="text"/>
    <style:style style:name="T54_138" style:family="text"/>
    <style:style style:name="T54_139" style:family="text"/>
    <style:style style:name="T54_140" style:family="text"/>
    <style:style style:name="T54_141" style:family="text"/>
    <style:style style:name="T54_142" style:family="text"/>
    <style:style style:name="T54_143" style:family="text"/>
    <style:style style:name="T54_144" style:family="text"/>
    <style:style style:name="T54_145" style:family="text"/>
    <style:style style:name="T54_146" style:family="text"/>
    <style:style style:name="T54_147" style:family="text"/>
    <style:style style:name="T54_148" style:family="text"/>
    <style:style style:name="T54_149" style:family="text"/>
    <style:style style:name="T54_150" style:family="text"/>
    <style:style style:name="P5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</office:automatic-styles>
  <office:body>
    <office:text>
      <text:p text:style-name="P1"><text:span text:style-name="T1_1">Purpose</text:span></text:p>
      <text:p text:style-name="P2"><text:span text:style-name="T2_1">The</text:span><text:span text:style-name="T2_2"><text:s/></text:span><text:span text:style-name="T2_3">purpose</text:span><text:span text:style-name="T2_4"><text:s/></text:span><text:span text:style-name="T2_5">of</text:span><text:span text:style-name="T2_6"><text:s/></text:span><text:span text:style-name="T2_7">this</text:span><text:span text:style-name="T2_8"><text:s/></text:span><text:span text:style-name="T2_9">Compensation</text:span><text:span text:style-name="T2_10"><text:s/></text:span><text:span text:style-name="T2_11">Policy</text:span><text:span text:style-name="T2_12"><text:s/></text:span><text:span text:style-name="T2_13">is</text:span><text:span text:style-name="T2_14"><text:s/></text:span><text:span text:style-name="T2_15">to</text:span><text:span text:style-name="T2_16"><text:s/></text:span><text:span text:style-name="T2_17">ensure</text:span><text:span text:style-name="T2_18"><text:s/></text:span><text:span text:style-name="T2_19">that</text:span><text:span text:style-name="T2_20"><text:s/></text:span><text:span text:style-name="T2_21">indysci</text:span><text:span text:style-name="T2_22"><text:s/></text:span><text:span text:style-name="T2_23">dot</text:span><text:span text:style-name="T2_24"><text:s/></text:span><text:span text:style-name="T2_25">org</text:span><text:span text:style-name="T2_26">.<text:s/>(“</text:span><text:span text:style-name="T2_27">indysci</text:span><text:span text:style-name="T2_28">”)<text:s/></text:span><text:span text:style-name="T2_29">provides</text:span><text:span text:style-name="T2_30"><text:s/></text:span><text:span text:style-name="T2_31">a</text:span><text:span text:style-name="T2_32"><text:s/></text:span><text:span text:style-name="T2_33">reasonable</text:span><text:span text:style-name="T2_34"><text:s/></text:span><text:span text:style-name="T2_35">and</text:span><text:span text:style-name="T2_36"><text:s/></text:span><text:span text:style-name="T2_37">competitive</text:span><text:span text:style-name="T2_38"><text:s/></text:span><text:span text:style-name="T2_39">compensation</text:span><text:span text:style-name="T2_40"><text:s/></text:span><text:span text:style-name="T2_41">package</text:span><text:span text:style-name="T2_42"><text:s/></text:span><text:span text:style-name="T2_43">to</text:span><text:span text:style-name="T2_44"><text:s/></text:span><text:span text:style-name="T2_45">its</text:span><text:span text:style-name="T2_46"><text:s/></text:span><text:span text:style-name="T2_47">key</text:span><text:span text:style-name="T2_48"><text:s/></text:span><text:span text:style-name="T2_49">officers</text:span><text:span text:style-name="T2_50"><text:s/></text:span><text:span text:style-name="T2_51">and</text:span><text:span text:style-name="T2_52"><text:s/></text:span><text:span text:style-name="T2_53">employees</text:span><text:span text:style-name="T2_54">,<text:s/></text:span><text:span text:style-name="T2_55">and</text:span><text:span text:style-name="T2_56"><text:s/></text:span><text:span text:style-name="T2_57">avoids</text:span><text:span text:style-name="T2_58"><text:s/></text:span><text:span text:style-name="T2_59">violation</text:span><text:span text:style-name="T2_60"><text:s/></text:span><text:span text:style-name="T2_61">of</text:span><text:span text:style-name="T2_62"><text:s/></text:span><text:span text:style-name="T2_63">the</text:span><text:span text:style-name="T2_64"><text:s/></text:span><text:span text:style-name="T2_65">Internal</text:span><text:span text:style-name="T2_66"><text:s/></text:span><text:span text:style-name="T2_67">Revenue</text:span><text:span text:style-name="T2_68"><text:s/></text:span><text:span text:style-name="T2_69">Code</text:span><text:span text:style-name="T2_70"><text:s/></text:span><text:span text:style-name="T2_71">rules</text:span><text:span text:style-name="T2_72"><text:s/></text:span><text:span text:style-name="T2_73">prohibiting</text:span><text:span text:style-name="T2_74"><text:s/></text:span><text:span text:style-name="T2_75">excessive</text:span><text:span text:style-name="T2_76"><text:s/></text:span><text:span text:style-name="T2_77">personal</text:span><text:span text:style-name="T2_78"><text:s/></text:span><text:span text:style-name="T2_79">benefit</text:span><text:span text:style-name="T2_80"><text:s/></text:span><text:span text:style-name="T2_81">or</text:span><text:span text:style-name="T2_82"><text:s/></text:span><text:span text:style-name="T2_83">personal</text:span><text:span text:style-name="T2_84"><text:s/></text:span><text:span text:style-name="T2_85">inurement</text:span><text:span text:style-name="T2_86"><text:s/></text:span><text:span text:style-name="T2_87">in</text:span><text:span text:style-name="T2_88"><text:s/></text:span><text:span text:style-name="T2_89">compensating</text:span><text:span text:style-name="T2_90"><text:s/></text:span><text:span text:style-name="T2_91">key</text:span><text:span text:style-name="T2_92"><text:s/></text:span><text:span text:style-name="T2_93">officers</text:span><text:span text:style-name="T2_94"><text:s/></text:span><text:span text:style-name="T2_95">and</text:span><text:span text:style-name="T2_96"><text:s/></text:span><text:span text:style-name="T2_97">employees</text:span><text:span text:style-name="T2_98">.<text:s/></text:span></text:p>
      <text:p text:style-name="P3"><text:span text:style-name="T3_1"><text:s/></text:span></text:p>
      <text:p text:style-name="P4"><text:span text:style-name="T4_1">Definitions</text:span></text:p>
      <text:p text:style-name="P5"><text:span text:style-name="T5_1">Key</text:span><text:span text:style-name="T5_2"><text:s/></text:span><text:span text:style-name="T5_3">officer</text:span><text:span text:style-name="T5_4"><text:s/></text:span><text:span text:style-name="T5_5">or</text:span><text:span text:style-name="T5_6"><text:s/></text:span><text:span text:style-name="T5_7">key</text:span><text:span text:style-name="T5_8"><text:s/></text:span><text:span text:style-name="T5_9">employee</text:span><text:span text:style-name="T5_10">.<text:s/></text:span><text:span text:style-name="T5_11">The</text:span><text:span text:style-name="T5_12"><text:s/></text:span><text:span text:style-name="T5_13">President</text:span><text:span text:style-name="T5_14"><text:s/></text:span><text:span text:style-name="T5_15">is</text:span><text:span text:style-name="T5_16"><text:s/></text:span><text:span text:style-name="T5_17">a</text:span><text:span text:style-name="T5_18"><text:s/></text:span><text:span text:style-name="T5_19">key</text:span><text:span text:style-name="T5_20"><text:s/></text:span><text:span text:style-name="T5_21">officer</text:span><text:span text:style-name="T5_22"><text:s/></text:span><text:span text:style-name="T5_23">subject</text:span><text:span text:style-name="T5_24"><text:s/></text:span><text:span text:style-name="T5_25">to</text:span><text:span text:style-name="T5_26"><text:s/></text:span><text:span text:style-name="T5_27">this</text:span><text:span text:style-name="T5_28"><text:s/></text:span><text:span text:style-name="T5_29">Compensation</text:span><text:span text:style-name="T5_30"><text:s/></text:span><text:span text:style-name="T5_31">Policy</text:span><text:span text:style-name="T5_32">.<text:s text:c="2"/></text:span><text:span text:style-name="T5_33">If</text:span><text:span text:style-name="T5_34"><text:s/></text:span><text:span text:style-name="T5_35">indysci</text:span><text:span text:style-name="T5_36"><text:s/></text:span><text:span text:style-name="T5_37">has</text:span><text:span text:style-name="T5_38"><text:s/></text:span><text:span text:style-name="T5_39">one</text:span><text:span text:style-name="T5_40"><text:s/></text:span><text:span text:style-name="T5_41">or</text:span><text:span text:style-name="T5_42"><text:s/></text:span><text:span text:style-name="T5_43">more</text:span><text:span text:style-name="T5_44"><text:s/></text:span><text:span text:style-name="T5_45">Vice</text:span><text:span text:style-name="T5_46"><text:s/></text:span><text:span text:style-name="T5_47">Presidents</text:span><text:span text:style-name="T5_48">,<text:s/></text:span><text:span text:style-name="T5_49">they</text:span><text:span text:style-name="T5_50"><text:s/></text:span><text:span text:style-name="T5_51">are</text:span><text:span text:style-name="T5_52"><text:s/></text:span><text:span text:style-name="T5_53">key</text:span><text:span text:style-name="T5_54"><text:s/></text:span><text:span text:style-name="T5_55">officers</text:span><text:span text:style-name="T5_56"><text:s/></text:span><text:span text:style-name="T5_57">subject</text:span><text:span text:style-name="T5_58"><text:s/></text:span><text:span text:style-name="T5_59">to</text:span><text:span text:style-name="T5_60"><text:s/></text:span><text:span text:style-name="T5_61">this</text:span><text:span text:style-name="T5_62"><text:s/></text:span><text:span text:style-name="T5_63">compensation</text:span><text:span text:style-name="T5_64"><text:s/></text:span><text:span text:style-name="T5_65">Policy</text:span><text:span text:style-name="T5_66">.<text:s text:c="2"/></text:span><text:span text:style-name="T5_67">In</text:span><text:span text:style-name="T5_68"><text:s/></text:span><text:span text:style-name="T5_69">addition</text:span><text:span text:style-name="T5_70"><text:s/></text:span><text:span text:style-name="T5_71">to</text:span><text:span text:style-name="T5_72"><text:s/></text:span><text:span text:style-name="T5_73">the</text:span><text:span text:style-name="T5_74"><text:s/></text:span><text:span text:style-name="T5_75">President</text:span><text:span text:style-name="T5_76">,<text:s/></text:span><text:span text:style-name="T5_77">any</text:span><text:span text:style-name="T5_78"><text:s/></text:span><text:span text:style-name="T5_79">officer</text:span><text:span text:style-name="T5_80"><text:s/></text:span><text:span text:style-name="T5_81">or</text:span><text:span text:style-name="T5_82"><text:s/></text:span><text:span text:style-name="T5_83">employee</text:span><text:span text:style-name="T5_84"><text:s/></text:span><text:span text:style-name="T5_85">who</text:span><text:span text:style-name="T5_86"><text:s/></text:span><text:span text:style-name="T5_87">is</text:span><text:span text:style-name="T5_88"><text:s/></text:span><text:span text:style-name="T5_89">to</text:span><text:span text:style-name="T5_90"><text:s/></text:span><text:span text:style-name="T5_91">receive</text:span><text:span text:style-name="T5_92"><text:s/>$150,000<text:s/></text:span><text:span text:style-name="T5_93">or</text:span><text:span text:style-name="T5_94"><text:s/></text:span><text:span text:style-name="T5_95">more</text:span><text:span text:style-name="T5_96"><text:s/></text:span><text:span text:style-name="T5_97">in</text:span><text:span text:style-name="T5_98"><text:s/></text:span><text:span text:style-name="T5_99">compensation</text:span><text:span text:style-name="T5_100"><text:s/>(</text:span><text:span text:style-name="T5_101">combined</text:span><text:span text:style-name="T5_102"><text:s/></text:span><text:span text:style-name="T5_103">value</text:span><text:span text:style-name="T5_104"><text:s/></text:span><text:span text:style-name="T5_105">of</text:span><text:span text:style-name="T5_106"><text:s/></text:span><text:span text:style-name="T5_107">salary</text:span><text:span text:style-name="T5_108"><text:s/></text:span><text:span text:style-name="T5_109">and</text:span><text:span text:style-name="T5_110"><text:s/></text:span><text:span text:style-name="T5_111">benefits</text:span><text:span text:style-name="T5_112">)<text:s/></text:span><text:span text:style-name="T5_113">is</text:span><text:span text:style-name="T5_114"><text:s/></text:span><text:span text:style-name="T5_115">a</text:span><text:span text:style-name="T5_116"><text:s/></text:span><text:span text:style-name="T5_117">key</text:span><text:span text:style-name="T5_118"><text:s/></text:span><text:span text:style-name="T5_119">officer</text:span><text:span text:style-name="T5_120"><text:s/></text:span><text:span text:style-name="T5_121">or</text:span><text:span text:style-name="T5_122"><text:s/></text:span><text:span text:style-name="T5_123">key</text:span><text:span text:style-name="T5_124"><text:s/></text:span><text:span text:style-name="T5_125">employee</text:span><text:span text:style-name="T5_126"><text:s/></text:span><text:span text:style-name="T5_127">subject</text:span><text:span text:style-name="T5_128"><text:s/></text:span><text:span text:style-name="T5_129">to</text:span><text:span text:style-name="T5_130"><text:s/></text:span><text:span text:style-name="T5_131">this</text:span><text:span text:style-name="T5_132"><text:s/></text:span><text:span text:style-name="T5_133">Compensation</text:span><text:span text:style-name="T5_134"><text:s/></text:span><text:span text:style-name="T5_135">Policy</text:span><text:span text:style-name="T5_136">.<text:s/></text:span><text:span text:style-name="T5_137">Additionally</text:span><text:span text:style-name="T5_138">,<text:s/></text:span><text:span text:style-name="T5_139">any</text:span><text:span text:style-name="T5_140"><text:s/></text:span><text:span text:style-name="T5_141">officer</text:span><text:span text:style-name="T5_142"><text:s/></text:span><text:span text:style-name="T5_143">or</text:span><text:span text:style-name="T5_144"><text:s/></text:span><text:span text:style-name="T5_145">employee</text:span><text:span text:style-name="T5_146"><text:s/></text:span><text:span text:style-name="T5_147">designated</text:span><text:span text:style-name="T5_148"><text:s/></text:span><text:span text:style-name="T5_149">by</text:span><text:span text:style-name="T5_150"><text:s/></text:span><text:span text:style-name="T5_151">a</text:span><text:span text:style-name="T5_152"><text:s/></text:span><text:span text:style-name="T5_153">vote</text:span><text:span text:style-name="T5_154"><text:s/></text:span><text:span text:style-name="T5_155">of</text:span><text:span text:style-name="T5_156"><text:s/></text:span><text:span text:style-name="T5_157">a</text:span><text:span text:style-name="T5_158"><text:s/></text:span><text:span text:style-name="T5_159">quorum</text:span><text:span text:style-name="T5_160"><text:s/></text:span><text:span text:style-name="T5_161">of</text:span><text:span text:style-name="T5_162"><text:s/></text:span><text:span text:style-name="T5_163">the</text:span><text:span text:style-name="T5_164"><text:s/></text:span><text:span text:style-name="T5_165">Board</text:span><text:span text:style-name="T5_166"><text:s/></text:span><text:span text:style-name="T5_167">of</text:span><text:span text:style-name="T5_168"><text:s/></text:span><text:span text:style-name="T5_169">Directors</text:span><text:span text:style-name="T5_170"><text:s/></text:span><text:span text:style-name="T5_171">as</text:span><text:span text:style-name="T5_172"><text:s/></text:span><text:span text:style-name="T5_173">a</text:span><text:span text:style-name="T5_174"><text:s/></text:span><text:span text:style-name="T5_175">key</text:span><text:span text:style-name="T5_176"><text:s/></text:span><text:span text:style-name="T5_177">officer</text:span><text:span text:style-name="T5_178"><text:s/></text:span><text:span text:style-name="T5_179">or</text:span><text:span text:style-name="T5_180"><text:s/></text:span><text:span text:style-name="T5_181">key</text:span><text:span text:style-name="T5_182"><text:s/></text:span><text:span text:style-name="T5_183">employee</text:span><text:span text:style-name="T5_184"><text:s/></text:span><text:span text:style-name="T5_185">is</text:span><text:span text:style-name="T5_186"><text:s/></text:span><text:span text:style-name="T5_187">subject</text:span><text:span text:style-name="T5_188"><text:s/></text:span><text:span text:style-name="T5_189">to</text:span><text:span text:style-name="T5_190"><text:s/></text:span><text:span text:style-name="T5_191">this</text:span><text:span text:style-name="T5_192"><text:s/></text:span><text:span text:style-name="T5_193">Compensation</text:span><text:span text:style-name="T5_194"><text:s/></text:span><text:span text:style-name="T5_195">Policy</text:span><text:span text:style-name="T5_196">.</text:span></text:p>
      <text:p text:style-name="P6"><text:span text:style-name="T6_1"><text:s/></text:span></text:p>
      <text:p text:style-name="P7"><text:span text:style-name="T7_1">Compensation</text:span><text:span text:style-name="T7_2">.<text:s text:c="2"/></text:span><text:span text:style-name="T7_3">Compensation</text:span><text:span text:style-name="T7_4"><text:s/></text:span><text:span text:style-name="T7_5">includes</text:span><text:span text:style-name="T7_6"><text:s/></text:span><text:span text:style-name="T7_7">all</text:span><text:span text:style-name="T7_8"><text:s/></text:span><text:span text:style-name="T7_9">cash</text:span><text:span text:style-name="T7_10"><text:s/></text:span><text:span text:style-name="T7_11">and</text:span><text:span text:style-name="T7_12"><text:s/></text:span><text:span text:style-name="T7_13">non</text:span><text:span text:style-name="T7_14">-</text:span><text:span text:style-name="T7_15">cash</text:span><text:span text:style-name="T7_16"><text:s/></text:span><text:span text:style-name="T7_17">remuneration</text:span><text:span text:style-name="T7_18">,<text:s/></text:span><text:span text:style-name="T7_19">including</text:span><text:span text:style-name="T7_20"><text:s/></text:span><text:span text:style-name="T7_21">all</text:span><text:span text:style-name="T7_22"><text:s/></text:span><text:span text:style-name="T7_23">salary</text:span><text:span text:style-name="T7_24">,<text:s/></text:span><text:span text:style-name="T7_25">fees</text:span><text:span text:style-name="T7_26">,<text:s/></text:span><text:span text:style-name="T7_27">bonuses</text:span><text:span text:style-name="T7_28">,<text:s/></text:span><text:span text:style-name="T7_29">fringe</text:span><text:span text:style-name="T7_30"><text:s/></text:span><text:span text:style-name="T7_31">benefits</text:span><text:span text:style-name="T7_32">,<text:s/></text:span><text:span text:style-name="T7_33">and</text:span><text:span text:style-name="T7_34"><text:s/></text:span><text:span text:style-name="T7_35">deferred</text:span><text:span text:style-name="T7_36"><text:s/></text:span><text:span text:style-name="T7_37">compensation</text:span><text:span text:style-name="T7_38">.<text:s text:c="2"/></text:span><text:span text:style-name="T7_39">Compensation</text:span><text:span text:style-name="T7_40"><text:s/></text:span><text:span text:style-name="T7_41">does</text:span><text:span text:style-name="T7_42"><text:s/></text:span><text:span text:style-name="T7_43">not</text:span><text:span text:style-name="T7_44"><text:s/></text:span><text:span text:style-name="T7_45">include</text:span><text:span text:style-name="T7_46"><text:s/></text:span><text:span text:style-name="T7_47">bona</text:span><text:span text:style-name="T7_48"><text:s/></text:span><text:span text:style-name="T7_49">fide</text:span><text:span text:style-name="T7_50"><text:s/></text:span><text:span text:style-name="T7_51">out</text:span><text:span text:style-name="T7_52">-</text:span><text:span text:style-name="T7_53">of</text:span><text:span text:style-name="T7_54">-</text:span><text:span text:style-name="T7_55">pocket</text:span><text:span text:style-name="T7_56"><text:s/></text:span><text:span text:style-name="T7_57">business</text:span><text:span text:style-name="T7_58"><text:s/></text:span><text:span text:style-name="T7_59">expense</text:span><text:span text:style-name="T7_60"><text:s/></text:span><text:span text:style-name="T7_61">reimbursements</text:span><text:span text:style-name="T7_62">.</text:span></text:p>
      <text:p text:style-name="P8"><text:span text:style-name="T8_1"><text:s/></text:span></text:p>
      <text:p text:style-name="P9"><text:span text:style-name="T9_1">Compensation</text:span><text:span text:style-name="T9_2"><text:s/></text:span><text:span text:style-name="T9_3">Guidelines</text:span><text:span text:style-name="T9_4"><text:s/>&amp;<text:s/></text:span><text:span text:style-name="T9_5">Criteria</text:span></text:p>
      <text:p text:style-name="P10"><text:span text:style-name="T10_1">Prior</text:span><text:span text:style-name="T10_2"><text:s/></text:span><text:span text:style-name="T10_3">to</text:span><text:span text:style-name="T10_4"><text:s/></text:span><text:span text:style-name="T10_5">paying</text:span><text:span text:style-name="T10_6"><text:s/></text:span><text:span text:style-name="T10_7">key</text:span><text:span text:style-name="T10_8"><text:s/></text:span><text:span text:style-name="T10_9">officers</text:span><text:span text:style-name="T10_10"><text:s/></text:span><text:span text:style-name="T10_11">or</text:span><text:span text:style-name="T10_12"><text:s/></text:span><text:span text:style-name="T10_13">any</text:span><text:span text:style-name="T10_14"><text:s/></text:span><text:span text:style-name="T10_15">employees</text:span><text:span text:style-name="T10_16">,<text:s/></text:span><text:span text:style-name="T10_17">the</text:span><text:span text:style-name="T10_18"><text:s/></text:span><text:span text:style-name="T10_19">Board</text:span><text:span text:style-name="T10_20"><text:s/></text:span><text:span text:style-name="T10_21">of</text:span><text:span text:style-name="T10_22"><text:s/></text:span><text:span text:style-name="T10_23">Directors</text:span><text:span text:style-name="T10_24"><text:s/></text:span><text:span text:style-name="T10_25">shall</text:span><text:span text:style-name="T10_26"><text:s/></text:span><text:span text:style-name="T10_27">decide</text:span><text:span text:style-name="T10_28"><text:s/></text:span><text:span text:style-name="T10_29">categories</text:span><text:span text:style-name="T10_30"><text:s/></text:span><text:span text:style-name="T10_31">of</text:span><text:span text:style-name="T10_32"><text:s/></text:span><text:span text:style-name="T10_33">employees</text:span><text:span text:style-name="T10_34"><text:s/></text:span><text:span text:style-name="T10_35">and</text:span><text:span text:style-name="T10_36"><text:s/></text:span><text:span text:style-name="T10_37">set</text:span><text:span text:style-name="T10_38"><text:s/></text:span><text:span text:style-name="T10_39">compensation</text:span><text:span text:style-name="T10_40"><text:s/>(</text:span><text:span text:style-name="T10_41">including</text:span><text:span text:style-name="T10_42"><text:s/></text:span><text:span text:style-name="T10_43">salary</text:span><text:span text:style-name="T10_44"><text:s/></text:span><text:span text:style-name="T10_45">and</text:span><text:span text:style-name="T10_46"><text:s/></text:span><text:span text:style-name="T10_47">benefits</text:span><text:span text:style-name="T10_48">)<text:s/></text:span><text:span text:style-name="T10_49">for</text:span><text:span text:style-name="T10_50"><text:s/></text:span><text:span text:style-name="T10_51">all</text:span><text:span text:style-name="T10_52"><text:s/></text:span><text:span text:style-name="T10_53">categories</text:span><text:span text:style-name="T10_54"><text:s/></text:span><text:span text:style-name="T10_55">of</text:span><text:span text:style-name="T10_56"><text:s/></text:span><text:span text:style-name="T10_57">employees</text:span><text:span text:style-name="T10_58">.<text:s text:c="2"/></text:span><text:span text:style-name="T10_59">If</text:span><text:span text:style-name="T10_60"><text:s/></text:span><text:span text:style-name="T10_61">fixed</text:span><text:span text:style-name="T10_62">,<text:s/></text:span><text:span text:style-name="T10_63">compensation</text:span><text:span text:style-name="T10_64"><text:s/></text:span><text:span text:style-name="T10_65">shall</text:span><text:span text:style-name="T10_66"><text:s/></text:span><text:span text:style-name="T10_67">take</text:span><text:span text:style-name="T10_68"><text:s/></text:span><text:span text:style-name="T10_69">into</text:span><text:span text:style-name="T10_70"><text:s/></text:span><text:span text:style-name="T10_71">account</text:span><text:span text:style-name="T10_72"><text:s/></text:span><text:span text:style-name="T10_73">general</text:span><text:span text:style-name="T10_74"><text:s/></text:span><text:span text:style-name="T10_75">market</text:span><text:span text:style-name="T10_76"><text:s/></text:span><text:span text:style-name="T10_77">wage</text:span><text:span text:style-name="T10_78"><text:s/></text:span><text:span text:style-name="T10_79">or</text:span><text:span text:style-name="T10_80"><text:s/></text:span><text:span text:style-name="T10_81">salary</text:span><text:span text:style-name="T10_82"><text:s/></text:span><text:span text:style-name="T10_83">standards</text:span><text:span text:style-name="T10_84">.<text:s text:c="2"/></text:span><text:span text:style-name="T10_85">Compensation</text:span><text:span text:style-name="T10_86"><text:s/></text:span><text:span text:style-name="T10_87">may</text:span><text:span text:style-name="T10_88"><text:s/></text:span><text:span text:style-name="T10_89">also</text:span><text:span text:style-name="T10_90"><text:s/></text:span><text:span text:style-name="T10_91">be</text:span><text:span text:style-name="T10_92"><text:s/>‘</text:span><text:span text:style-name="T10_93">negotiated</text:span><text:span text:style-name="T10_94">’.<text:s text:c="2"/></text:span><text:span text:style-name="T10_95">The</text:span><text:span text:style-name="T10_96"><text:s/></text:span><text:span text:style-name="T10_97">categories</text:span><text:span text:style-name="T10_98"><text:s/></text:span><text:span text:style-name="T10_99">of</text:span><text:span text:style-name="T10_100"><text:s/></text:span><text:span text:style-name="T10_101">key</text:span><text:span text:style-name="T10_102"><text:s/></text:span><text:span text:style-name="T10_103">officer</text:span><text:span text:style-name="T10_104"><text:s/></text:span><text:span text:style-name="T10_105">or</text:span><text:span text:style-name="T10_106"><text:s/></text:span><text:span text:style-name="T10_107">employee</text:span><text:span text:style-name="T10_108"><text:s/></text:span><text:span text:style-name="T10_109">shall</text:span><text:span text:style-name="T10_110"><text:s/></text:span><text:span text:style-name="T10_111">at</text:span><text:span text:style-name="T10_112"><text:s/></text:span><text:span text:style-name="T10_113">a</text:span><text:span text:style-name="T10_114"><text:s/></text:span><text:span text:style-name="T10_115">minimum</text:span><text:span text:style-name="T10_116"><text:s/></text:span><text:span text:style-name="T10_117">contain</text:span><text:span text:style-name="T10_118"><text:s/></text:span><text:span text:style-name="T10_119">the</text:span><text:span text:style-name="T10_120"><text:s/></text:span><text:span text:style-name="T10_121">following</text:span><text:span text:style-name="T10_122"><text:s/></text:span><text:span text:style-name="T10_123">categories</text:span><text:span text:style-name="T10_124">:</text:span></text:p>
      <text:p text:style-name="P11"><text:span text:style-name="T11_1"><text:s/></text:span></text:p>
      <text:p text:style-name="P12"><text:span text:style-name="T12_1">1)<text:s/></text:span><text:span text:style-name="T12_2">Research</text:span><text:span text:style-name="T12_3"><text:s/></text:span><text:span text:style-name="T12_4">Lead</text:span><text:span text:style-name="T12_5"><text:s/></text:span><text:span text:style-name="T12_6">and</text:span><text:span text:style-name="T12_7"><text:s/></text:span><text:span text:style-name="T12_8">director</text:span></text:p>
      <text:p text:style-name="P13"><text:span text:style-name="T13_1">2)<text:s/></text:span><text:span text:style-name="T13_2">Officer</text:span></text:p>
      <text:p text:style-name="P14"><text:span text:style-name="T14_1">3)<text:s/></text:span><text:span text:style-name="T14_2">Director</text:span></text:p>
      <text:p text:style-name="P15"><text:span text:style-name="T15_1">4)<text:s/></text:span><text:span text:style-name="T15_2">Scientific</text:span><text:span text:style-name="T15_3"><text:s/></text:span><text:span text:style-name="T15_4">Advisor</text:span></text:p>
      <text:p text:style-name="P16"><text:span text:style-name="T16_1">5)<text:s/></text:span><text:span text:style-name="T16_2">Research</text:span><text:span text:style-name="T16_3"><text:s/></text:span><text:span text:style-name="T16_4">Lead</text:span></text:p>
      <text:p text:style-name="P17"><text:span text:style-name="T17_1"><text:s/></text:span></text:p>
      <text:p text:style-name="P18"><text:span text:style-name="T18_1">Additional</text:span><text:span text:style-name="T18_2"><text:s/></text:span><text:span text:style-name="T18_3">categories</text:span><text:span text:style-name="T18_4"><text:s/></text:span><text:span text:style-name="T18_5">may</text:span><text:span text:style-name="T18_6"><text:s/></text:span><text:span text:style-name="T18_7">be</text:span><text:span text:style-name="T18_8"><text:s/></text:span><text:span text:style-name="T18_9">created</text:span><text:span text:style-name="T18_10"><text:s/></text:span><text:span text:style-name="T18_11">by</text:span><text:span text:style-name="T18_12"><text:s/></text:span><text:span text:style-name="T18_13">a</text:span><text:span text:style-name="T18_14"><text:s/></text:span><text:span text:style-name="T18_15">vote</text:span><text:span text:style-name="T18_16"><text:s/></text:span><text:span text:style-name="T18_17">of</text:span><text:span text:style-name="T18_18"><text:s/></text:span><text:span text:style-name="T18_19">a</text:span><text:span text:style-name="T18_20"><text:s/></text:span><text:span text:style-name="T18_21">quorum</text:span><text:span text:style-name="T18_22"><text:s/></text:span><text:span text:style-name="T18_23">of</text:span><text:span text:style-name="T18_24"><text:s/></text:span><text:span text:style-name="T18_25">the</text:span><text:span text:style-name="T18_26"><text:s/></text:span><text:span text:style-name="T18_27">Board</text:span><text:span text:style-name="T18_28"><text:s/></text:span><text:span text:style-name="T18_29">of</text:span><text:span text:style-name="T18_30"><text:s/></text:span><text:span text:style-name="T18_31">Directors</text:span><text:span text:style-name="T18_32">.</text:span></text:p>
      <text:p text:style-name="P19"><text:span text:style-name="T19_1"><text:s/></text:span></text:p>
      <text:p text:style-name="P20"><text:span text:style-name="T20_1">Compensation</text:span><text:span text:style-name="T20_2"><text:s/></text:span><text:span text:style-name="T20_3">for</text:span><text:span text:style-name="T20_4"><text:s/></text:span><text:span text:style-name="T20_5">categories</text:span><text:span text:style-name="T20_6"><text:s/>1)<text:s/></text:span><text:span text:style-name="T20_7">and</text:span><text:span text:style-name="T20_8"><text:s/>2)<text:s/></text:span><text:span text:style-name="T20_9">shall</text:span><text:span text:style-name="T20_10"><text:s/></text:span><text:span text:style-name="T20_11">not</text:span><text:span text:style-name="T20_12"><text:s/></text:span><text:span text:style-name="T20_13">be</text:span><text:span text:style-name="T20_14"><text:s/></text:span><text:span text:style-name="T20_15">negotiated</text:span><text:span text:style-name="T20_16"><text:s/></text:span><text:span text:style-name="T20_17">on</text:span><text:span text:style-name="T20_18"><text:s/></text:span><text:span text:style-name="T20_19">an</text:span><text:span text:style-name="T20_20"><text:s/></text:span><text:span text:style-name="T20_21">individual</text:span><text:span text:style-name="T20_22"><text:s/></text:span><text:span text:style-name="T20_23">basis</text:span><text:span text:style-name="T20_24">,<text:s/></text:span><text:span text:style-name="T20_25">and</text:span><text:span text:style-name="T20_26"><text:s/></text:span><text:span text:style-name="T20_27">shall</text:span><text:span text:style-name="T20_28"><text:s/></text:span><text:span text:style-name="T20_29">be</text:span><text:span text:style-name="T20_30"><text:s/></text:span><text:span text:style-name="T20_31">set</text:span><text:span text:style-name="T20_32"><text:s/></text:span><text:span text:style-name="T20_33">by</text:span><text:span text:style-name="T20_34"><text:s/></text:span><text:span text:style-name="T20_35">the</text:span><text:span text:style-name="T20_36"><text:s/></text:span><text:span text:style-name="T20_37">board</text:span><text:span text:style-name="T20_38">;<text:s/></text:span><text:span text:style-name="T20_39">any</text:span><text:span text:style-name="T20_40"><text:s/></text:span><text:span text:style-name="T20_41">member</text:span><text:span text:style-name="T20_42"><text:s/></text:span><text:span text:style-name="T20_43">of</text:span><text:span text:style-name="T20_44"><text:s/></text:span><text:span text:style-name="T20_45">the</text:span><text:span text:style-name="T20_46"><text:s/></text:span><text:span text:style-name="T20_47">Board</text:span><text:span text:style-name="T20_48"><text:s/></text:span><text:span text:style-name="T20_49">of</text:span><text:span text:style-name="T20_50"><text:s/></text:span><text:span text:style-name="T20_51">Directors</text:span><text:span text:style-name="T20_52"><text:s/></text:span><text:span text:style-name="T20_53">participating</text:span><text:span text:style-name="T20_54"><text:s/></text:span><text:span text:style-name="T20_55">in</text:span><text:span text:style-name="T20_56"><text:s/></text:span><text:span text:style-name="T20_57">any</text:span><text:span text:style-name="T20_58"><text:s/></text:span><text:span text:style-name="T20_59">vote</text:span><text:span text:style-name="T20_60"><text:s/></text:span><text:span text:style-name="T20_61">setting</text:span><text:span text:style-name="T20_62"><text:s/></text:span><text:span text:style-name="T20_63">the</text:span><text:span text:style-name="T20_64"><text:s/></text:span><text:span text:style-name="T20_65">compensation</text:span><text:span text:style-name="T20_66"><text:s/></text:span><text:span text:style-name="T20_67">level</text:span><text:span text:style-name="T20_68"><text:s/></text:span><text:span text:style-name="T20_69">for</text:span><text:span text:style-name="T20_70"><text:s/></text:span><text:span text:style-name="T20_71">these</text:span><text:span text:style-name="T20_72"><text:s/></text:span><text:span text:style-name="T20_73">positions</text:span><text:span text:style-name="T20_74"><text:s/></text:span><text:span text:style-name="T20_75">shall</text:span><text:span text:style-name="T20_76"><text:s/></text:span><text:span text:style-name="T20_77">be</text:span><text:span text:style-name="T20_78"><text:s/></text:span><text:span text:style-name="T20_79">paid</text:span><text:span text:style-name="T20_80"><text:s/></text:span><text:span text:style-name="T20_81">zero</text:span><text:span text:style-name="T20_82"><text:s/></text:span><text:span text:style-name="T20_83">for</text:span><text:span text:style-name="T20_84"><text:s/></text:span><text:span text:style-name="T20_85">their</text:span><text:span text:style-name="T20_86"><text:s/></text:span><text:span text:style-name="T20_87">services</text:span><text:span text:style-name="T20_88"><text:s/></text:span><text:span text:style-name="T20_89">in</text:span><text:span text:style-name="T20_90"><text:s/></text:span><text:span text:style-name="T20_91">their</text:span><text:span text:style-name="T20_92"><text:s/></text:span><text:span text:style-name="T20_93">respective</text:span><text:span text:style-name="T20_94"><text:s/></text:span><text:span text:style-name="T20_95">capacities</text:span><text:span text:style-name="T20_96"><text:s/></text:span><text:span text:style-name="T20_97">for</text:span><text:span text:style-name="T20_98"><text:s/></text:span><text:span text:style-name="T20_99">the</text:span><text:span text:style-name="T20_100"><text:s/></text:span><text:span text:style-name="T20_101">duration</text:span><text:span text:style-name="T20_102"><text:s/></text:span><text:span text:style-name="T20_103">of</text:span><text:span text:style-name="T20_104"><text:s/></text:span><text:span text:style-name="T20_105">their</text:span><text:span text:style-name="T20_106"><text:s/></text:span><text:span text:style-name="T20_107">tenure</text:span><text:span text:style-name="T20_108"><text:s/></text:span><text:span text:style-name="T20_109">on</text:span><text:span text:style-name="T20_110"><text:s/></text:span><text:span text:style-name="T20_111">the</text:span><text:span text:style-name="T20_112"><text:s/></text:span><text:span text:style-name="T20_113">board</text:span><text:span text:style-name="T20_114">.<text:s text:c="2"/></text:span><text:span text:style-name="T20_115">Compensation</text:span><text:span text:style-name="T20_116"><text:s/></text:span><text:span text:style-name="T20_117">for</text:span><text:span text:style-name="T20_118"><text:s/></text:span><text:span text:style-name="T20_119">category</text:span><text:span text:style-name="T20_120"><text:s/>3)<text:s/></text:span><text:span text:style-name="T20_121">shall</text:span><text:span text:style-name="T20_122"><text:s/></text:span><text:span text:style-name="T20_123">be</text:span><text:span text:style-name="T20_124"><text:s/></text:span><text:span text:style-name="T20_125">zero</text:span><text:span text:style-name="T20_126">.</text:span></text:p>
      <text:p text:style-name="P21"><text:span text:style-name="T21_1"><text:s/></text:span></text:p>
      <text:p text:style-name="P22"><text:span text:style-name="T22_1">Any</text:span><text:span text:style-name="T22_2"><text:s/></text:span><text:span text:style-name="T22_3">category</text:span><text:span text:style-name="T22_4"><text:s/></text:span><text:span text:style-name="T22_5">of</text:span><text:span text:style-name="T22_6"><text:s/></text:span><text:span text:style-name="T22_7">employee</text:span><text:span text:style-name="T22_8"><text:s/></text:span><text:span text:style-name="T22_9">with</text:span><text:span text:style-name="T22_10"><text:s/></text:span><text:span text:style-name="T22_11">a</text:span><text:span text:style-name="T22_12"><text:s/></text:span><text:span text:style-name="T22_13">wage</text:span><text:span text:style-name="T22_14"><text:s/></text:span><text:span text:style-name="T22_15">or</text:span><text:span text:style-name="T22_16"><text:s/></text:span><text:span text:style-name="T22_17">salary</text:span><text:span text:style-name="T22_18"><text:s/></text:span><text:span text:style-name="T22_19">negotiated</text:span><text:span text:style-name="T22_20"><text:s/></text:span><text:span text:style-name="T22_21">on</text:span><text:span text:style-name="T22_22"><text:s/></text:span><text:span text:style-name="T22_23">an</text:span><text:span text:style-name="T22_24"><text:s/></text:span><text:span text:style-name="T22_25">individual</text:span><text:span text:style-name="T22_26"><text:s/></text:span><text:span text:style-name="T22_27">basis</text:span><text:span text:style-name="T22_28"><text:s/></text:span><text:span text:style-name="T22_29">shall</text:span><text:span text:style-name="T22_30"><text:s/></text:span><text:span text:style-name="T22_31">be</text:span><text:span text:style-name="T22_32"><text:s/></text:span><text:span text:style-name="T22_33">negotiated</text:span><text:span text:style-name="T22_34"><text:s/></text:span><text:span text:style-name="T22_35">with</text:span><text:span text:style-name="T22_36"><text:s/></text:span><text:span text:style-name="T22_37">the</text:span><text:span text:style-name="T22_38"><text:s/></text:span><text:span text:style-name="T22_39">board</text:span><text:span text:style-name="T22_40">,<text:s/></text:span><text:span text:style-name="T22_41">or</text:span><text:span text:style-name="T22_42"><text:s/></text:span><text:span text:style-name="T22_43">an</text:span><text:span text:style-name="T22_44"><text:s/></text:span><text:span text:style-name="T22_45">appointed</text:span><text:span text:style-name="T22_46"><text:s/></text:span><text:span text:style-name="T22_47">committee</text:span><text:span text:style-name="T22_48"><text:s/></text:span><text:span text:style-name="T22_49">thereof</text:span><text:span text:style-name="T22_50">;<text:s/></text:span><text:span text:style-name="T22_51">and</text:span><text:span text:style-name="T22_52"><text:s/></text:span><text:span text:style-name="T22_53">the</text:span><text:span text:style-name="T22_54"><text:s/></text:span><text:span text:style-name="T22_55">negotiation</text:span><text:span text:style-name="T22_56"><text:s/></text:span><text:span text:style-name="T22_57">shall</text:span><text:span text:style-name="T22_58"><text:s/></text:span><text:span text:style-name="T22_59">take</text:span><text:span text:style-name="T22_60"><text:s/></text:span><text:span text:style-name="T22_61">into</text:span><text:span text:style-name="T22_62"><text:s/></text:span><text:span text:style-name="T22_63">account</text:span><text:span text:style-name="T22_64"><text:s/></text:span><text:span text:style-name="T22_65">such</text:span><text:span text:style-name="T22_66"><text:s/></text:span><text:span text:style-name="T22_67">factors</text:span><text:span text:style-name="T22_68"><text:s/></text:span><text:span text:style-name="T22_69">as</text:span><text:span text:style-name="T22_70">:</text:span></text:p>
      <text:p text:style-name="P23"><text:span text:style-name="T23_1"><text:s/></text:span></text:p>
      <text:p text:style-name="P24"><text:span text:style-name="T24_1">1)<text:s/></text:span><text:span text:style-name="T24_2">Fair</text:span><text:span text:style-name="T24_3"><text:s/></text:span><text:span text:style-name="T24_4">market</text:span><text:span text:style-name="T24_5"><text:s/></text:span><text:span text:style-name="T24_6">value</text:span><text:span text:style-name="T24_7"><text:s/></text:span><text:span text:style-name="T24_8">for</text:span><text:span text:style-name="T24_9"><text:s/></text:span><text:span text:style-name="T24_10">the</text:span><text:span text:style-name="T24_11"><text:s/></text:span><text:span text:style-name="T24_12">position</text:span><text:span text:style-name="T24_13"><text:s/></text:span><text:span text:style-name="T24_14">in</text:span><text:span text:style-name="T24_15"><text:s/></text:span><text:span text:style-name="T24_16">general</text:span></text:p>
      <text:p text:style-name="P25"><text:span text:style-name="T25_1">2)<text:s/></text:span><text:span text:style-name="T25_2">The</text:span><text:span text:style-name="T25_3"><text:s/></text:span><text:span text:style-name="T25_4">individual</text:span><text:span text:style-name="T25_5">’</text:span><text:span text:style-name="T25_6">s</text:span><text:span text:style-name="T25_7"><text:s/></text:span><text:span text:style-name="T25_8">experience</text:span><text:span text:style-name="T25_9">,<text:s/></text:span><text:span text:style-name="T25_10">skills</text:span><text:span text:style-name="T25_11"><text:s/></text:span><text:span text:style-name="T25_12">and</text:span><text:span text:style-name="T25_13"><text:s/></text:span><text:span text:style-name="T25_14">stature</text:span><text:span text:style-name="T25_15"><text:s/></text:span><text:span text:style-name="T25_16">in</text:span><text:span text:style-name="T25_17"><text:s/></text:span><text:span text:style-name="T25_18">the</text:span><text:span text:style-name="T25_19"><text:s/></text:span><text:span text:style-name="T25_20">field</text:span></text:p>
      <text:p text:style-name="P26"><text:span text:style-name="T26_1">3)<text:s/></text:span><text:span text:style-name="T26_2">The</text:span><text:span text:style-name="T26_3"><text:s/></text:span><text:span text:style-name="T26_4">projected</text:span><text:span text:style-name="T26_5"><text:s/></text:span><text:span text:style-name="T26_6">or</text:span><text:span text:style-name="T26_7"><text:s/></text:span><text:span text:style-name="T26_8">accumulated</text:span><text:span text:style-name="T26_9"><text:s/></text:span><text:span text:style-name="T26_10">funds</text:span><text:span text:style-name="T26_11"><text:s/></text:span><text:span text:style-name="T26_12">for</text:span><text:span text:style-name="T26_13"><text:s/></text:span><text:span text:style-name="T26_14">the</text:span><text:span text:style-name="T26_15"><text:s/></text:span><text:span text:style-name="T26_16">individual</text:span><text:span text:style-name="T26_17">’</text:span><text:span text:style-name="T26_18">s</text:span><text:span text:style-name="T26_19"><text:s/></text:span><text:span text:style-name="T26_20">work</text:span></text:p>
      <text:p text:style-name="P27"><text:span text:style-name="T27_1">4)<text:s/></text:span><text:span text:style-name="T27_2">Scientific</text:span><text:span text:style-name="T27_3"><text:s/></text:span><text:span text:style-name="T27_4">demands</text:span><text:span text:style-name="T27_5"><text:s/></text:span><text:span text:style-name="T27_6">of</text:span><text:span text:style-name="T27_7"><text:s/></text:span><text:span text:style-name="T27_8">indysci</text:span></text:p>
      <text:p text:style-name="P28"><text:span text:style-name="T28_1">5)<text:s/></text:span><text:span text:style-name="T28_2">Cost</text:span><text:span text:style-name="T28_3"><text:s/></text:span><text:span text:style-name="T28_4">of</text:span><text:span text:style-name="T28_5"><text:s/></text:span><text:span text:style-name="T28_6">living</text:span><text:span text:style-name="T28_7"><text:s/></text:span><text:span text:style-name="T28_8">in</text:span><text:span text:style-name="T28_9"><text:s/></text:span><text:span text:style-name="T28_10">the</text:span><text:span text:style-name="T28_11"><text:s/></text:span><text:span text:style-name="T28_12">organization</text:span><text:span text:style-name="T28_13">’</text:span><text:span text:style-name="T28_14">s</text:span><text:span text:style-name="T28_15"><text:s/></text:span><text:span text:style-name="T28_16">geographic</text:span><text:span text:style-name="T28_17"><text:s/></text:span><text:span text:style-name="T28_18">area</text:span></text:p>
      <text:p text:style-name="P29"><text:span text:style-name="T29_1">6)<text:s/></text:span><text:span text:style-name="T29_2">Operational</text:span><text:span text:style-name="T29_3"><text:s/></text:span><text:span text:style-name="T29_4">and</text:span><text:span text:style-name="T29_5"><text:s/></text:span><text:span text:style-name="T29_6">financial</text:span><text:span text:style-name="T29_7"><text:s/></text:span><text:span text:style-name="T29_8">success</text:span><text:span text:style-name="T29_9"><text:s/></text:span><text:span text:style-name="T29_10">of</text:span><text:span text:style-name="T29_11"><text:s/></text:span><text:span text:style-name="T29_12">the</text:span><text:span text:style-name="T29_13"><text:s/></text:span><text:span text:style-name="T29_14">organization</text:span></text:p>
      <text:p text:style-name="P30"><text:span text:style-name="T30_1"><text:s/></text:span></text:p>
      <text:p text:style-name="P31"><text:span text:style-name="T31_1"><text:s/></text:span></text:p>
      <text:p text:style-name="P32"><text:span text:style-name="T32_1">Procedures</text:span></text:p>
      <text:p text:style-name="P33"><text:span text:style-name="T33_1">The</text:span><text:span text:style-name="T33_2"><text:s/></text:span><text:span text:style-name="T33_3">board</text:span><text:span text:style-name="T33_4"><text:s/></text:span><text:span text:style-name="T33_5">of</text:span><text:span text:style-name="T33_6"><text:s/></text:span><text:span text:style-name="T33_7">directors</text:span><text:span text:style-name="T33_8"><text:s/></text:span><text:span text:style-name="T33_9">will</text:span><text:span text:style-name="T33_10"><text:s/></text:span><text:span text:style-name="T33_11">follow</text:span><text:span text:style-name="T33_12"><text:s/></text:span><text:span text:style-name="T33_13">these</text:span><text:span text:style-name="T33_14"><text:s/></text:span><text:span text:style-name="T33_15">procedures</text:span><text:span text:style-name="T33_16"><text:s/></text:span><text:span text:style-name="T33_17">in</text:span><text:span text:style-name="T33_18"><text:s/></text:span><text:span text:style-name="T33_19">setting</text:span><text:span text:style-name="T33_20"><text:s/></text:span><text:span text:style-name="T33_21">compensation</text:span><text:span text:style-name="T33_22"><text:s/></text:span><text:span text:style-name="T33_23">for</text:span><text:span text:style-name="T33_24"><text:s/></text:span><text:span text:style-name="T33_25">key</text:span><text:span text:style-name="T33_26"><text:s/></text:span><text:span text:style-name="T33_27">officers</text:span><text:span text:style-name="T33_28"><text:s/></text:span><text:span text:style-name="T33_29">and</text:span><text:span text:style-name="T33_30"><text:s/></text:span><text:span text:style-name="T33_31">employees</text:span><text:span text:style-name="T33_32">:</text:span></text:p>
      <text:p text:style-name="P34"><text:span text:style-name="T34_1"><text:s/></text:span></text:p>
      <text:p text:style-name="P35"><text:span text:style-name="T35_1">1.<text:s/></text:span><text:span text:style-name="T35_2">The</text:span><text:span text:style-name="T35_3"><text:s/></text:span><text:span text:style-name="T35_4">Board</text:span><text:span text:style-name="T35_5"><text:s/></text:span><text:span text:style-name="T35_6">of</text:span><text:span text:style-name="T35_7"><text:s/></text:span><text:span text:style-name="T35_8">Directors</text:span><text:span text:style-name="T35_9"><text:s/></text:span><text:span text:style-name="T35_10">will</text:span><text:span text:style-name="T35_11"><text:s/></text:span><text:span text:style-name="T35_12">comply</text:span><text:span text:style-name="T35_13"><text:s/></text:span><text:span text:style-name="T35_14">with</text:span><text:span text:style-name="T35_15"><text:s/></text:span><text:span text:style-name="T35_16">the</text:span><text:span text:style-name="T35_17"><text:s/></text:span><text:span text:style-name="T35_18">Conflict</text:span><text:span text:style-name="T35_19"><text:s/></text:span><text:span text:style-name="T35_20">of</text:span><text:span text:style-name="T35_21"><text:s/></text:span><text:span text:style-name="T35_22">Interest</text:span><text:span text:style-name="T35_23"><text:s/></text:span><text:span text:style-name="T35_24">Policy</text:span><text:span text:style-name="T35_25"><text:s/></text:span><text:span text:style-name="T35_26">in</text:span><text:span text:style-name="T35_27"><text:s/></text:span><text:span text:style-name="T35_28">considering</text:span><text:span text:style-name="T35_29"><text:s/></text:span><text:span text:style-name="T35_30">and</text:span><text:span text:style-name="T35_31"><text:s/></text:span><text:span text:style-name="T35_32">deciding</text:span><text:span text:style-name="T35_33"><text:s/></text:span><text:span text:style-name="T35_34">on</text:span><text:span text:style-name="T35_35"><text:s/></text:span><text:span text:style-name="T35_36">compensation</text:span><text:span text:style-name="T35_37">;</text:span></text:p>
      <text:p text:style-name="P36"><text:span text:style-name="T36_1"><text:s/></text:span></text:p>
      <text:p text:style-name="P37"><text:span text:style-name="T37_1">2.<text:s/></text:span><text:span text:style-name="T37_2">The</text:span><text:span text:style-name="T37_3"><text:s/></text:span><text:span text:style-name="T37_4">Board</text:span><text:span text:style-name="T37_5"><text:s/></text:span><text:span text:style-name="T37_6">of</text:span><text:span text:style-name="T37_7"><text:s/></text:span><text:span text:style-name="T37_8">Directors</text:span><text:span text:style-name="T37_9">’<text:s/></text:span><text:span text:style-name="T37_10">vote</text:span><text:span text:style-name="T37_11"><text:s/></text:span><text:span text:style-name="T37_12">on</text:span><text:span text:style-name="T37_13"><text:s/></text:span><text:span text:style-name="T37_14">compensation</text:span><text:span text:style-name="T37_15"><text:s/></text:span><text:span text:style-name="T37_16">must</text:span><text:span text:style-name="T37_17"><text:s/></text:span><text:span text:style-name="T37_18">be</text:span><text:span text:style-name="T37_19"><text:s/></text:span><text:span text:style-name="T37_20">composed</text:span><text:span text:style-name="T37_21"><text:s/></text:span><text:span text:style-name="T37_22">entirely</text:span><text:span text:style-name="T37_23"><text:s/></text:span><text:span text:style-name="T37_24">of</text:span><text:span text:style-name="T37_25"><text:s/></text:span><text:span text:style-name="T37_26">individuals</text:span><text:span text:style-name="T37_27"><text:s/></text:span><text:span text:style-name="T37_28">who</text:span><text:span text:style-name="T37_29"><text:s/></text:span><text:span text:style-name="T37_30">do</text:span><text:span text:style-name="T37_31"><text:s/></text:span><text:span text:style-name="T37_32">not</text:span><text:span text:style-name="T37_33"><text:s/></text:span><text:span text:style-name="T37_34">have</text:span><text:span text:style-name="T37_35"><text:s/></text:span><text:span text:style-name="T37_36">a</text:span><text:span text:style-name="T37_37"><text:s/></text:span><text:span text:style-name="T37_38">conflict</text:span><text:span text:style-name="T37_39"><text:s/></text:span><text:span text:style-name="T37_40">of</text:span><text:span text:style-name="T37_41"><text:s/></text:span><text:span text:style-name="T37_42">interest</text:span><text:span text:style-name="T37_43"><text:s/></text:span><text:span text:style-name="T37_44">with</text:span><text:span text:style-name="T37_45"><text:s/></text:span><text:span text:style-name="T37_46">respect</text:span><text:span text:style-name="T37_47"><text:s/></text:span><text:span text:style-name="T37_48">to</text:span><text:span text:style-name="T37_49"><text:s/></text:span><text:span text:style-name="T37_50">the</text:span><text:span text:style-name="T37_51"><text:s/></text:span><text:span text:style-name="T37_52">compensation</text:span><text:span text:style-name="T37_53"><text:s/></text:span><text:span text:style-name="T37_54">arrangement</text:span><text:span text:style-name="T37_55">,<text:s/></text:span><text:span text:style-name="T37_56">unless</text:span><text:span text:style-name="T37_57"><text:s/></text:span><text:span text:style-name="T37_58">that</text:span><text:span text:style-name="T37_59"><text:s/></text:span><text:span text:style-name="T37_60">agreed</text:span><text:span text:style-name="T37_61"><text:s/></text:span><text:span text:style-name="T37_62">upon</text:span><text:span text:style-name="T37_63"><text:s/></text:span><text:span text:style-name="T37_64">value</text:span><text:span text:style-name="T37_65"><text:s/></text:span><text:span text:style-name="T37_66">is</text:span><text:span text:style-name="T37_67"><text:s/></text:span><text:span text:style-name="T37_68">zero</text:span><text:span text:style-name="T37_69">.<text:s text:c="2"/></text:span><text:span text:style-name="T37_70">The</text:span><text:span text:style-name="T37_71"><text:s/></text:span><text:span text:style-name="T37_72">key</text:span><text:span text:style-name="T37_73"><text:s/></text:span><text:span text:style-name="T37_74">officer</text:span><text:span text:style-name="T37_75"><text:s/></text:span><text:span text:style-name="T37_76">or</text:span><text:span text:style-name="T37_77"><text:s/></text:span><text:span text:style-name="T37_78">employee</text:span><text:span text:style-name="T37_79"><text:s/></text:span><text:span text:style-name="T37_80">may</text:span><text:span text:style-name="T37_81"><text:s/></text:span><text:span text:style-name="T37_82">provide</text:span><text:span text:style-name="T37_83"><text:s/></text:span><text:span text:style-name="T37_84">information</text:span><text:span text:style-name="T37_85"><text:s/></text:span><text:span text:style-name="T37_86">relevant</text:span><text:span text:style-name="T37_87"><text:s/></text:span><text:span text:style-name="T37_88">to</text:span><text:span text:style-name="T37_89"><text:s/></text:span><text:span text:style-name="T37_90">the</text:span><text:span text:style-name="T37_91"><text:s/></text:span><text:span text:style-name="T37_92">compensation</text:span><text:span text:style-name="T37_93"><text:s/></text:span><text:span text:style-name="T37_94">decision</text:span><text:span text:style-name="T37_95">,<text:s/></text:span><text:span text:style-name="T37_96">but</text:span><text:span text:style-name="T37_97"><text:s/></text:span><text:span text:style-name="T37_98">the</text:span><text:span text:style-name="T37_99"><text:s/></text:span><text:span text:style-name="T37_100">key</text:span><text:span text:style-name="T37_101"><text:s/></text:span><text:span text:style-name="T37_102">officer</text:span><text:span text:style-name="T37_103"><text:s/></text:span><text:span text:style-name="T37_104">or</text:span><text:span text:style-name="T37_105"><text:s/></text:span><text:span text:style-name="T37_106">employee</text:span><text:span text:style-name="T37_107"><text:s/></text:span><text:span text:style-name="T37_108">shall</text:span><text:span text:style-name="T37_109"><text:s/></text:span><text:span text:style-name="T37_110">not</text:span><text:span text:style-name="T37_111"><text:s/></text:span><text:span text:style-name="T37_112">participate</text:span><text:span text:style-name="T37_113"><text:s/></text:span><text:span text:style-name="T37_114">in</text:span><text:span text:style-name="T37_115"><text:s/></text:span><text:span text:style-name="T37_116">deliberations</text:span><text:span text:style-name="T37_117"><text:s/></text:span><text:span text:style-name="T37_118">or</text:span><text:span text:style-name="T37_119"><text:s/></text:span><text:span text:style-name="T37_120">vote</text:span><text:span text:style-name="T37_121"><text:s/></text:span><text:span text:style-name="T37_122">on</text:span><text:span text:style-name="T37_123"><text:s/></text:span><text:span text:style-name="T37_124">his</text:span><text:span text:style-name="T37_125">/</text:span><text:span text:style-name="T37_126">her</text:span><text:span text:style-name="T37_127"><text:s/></text:span><text:span text:style-name="T37_128">own</text:span><text:span text:style-name="T37_129"><text:s/></text:span><text:span text:style-name="T37_130">compensation</text:span><text:span text:style-name="T37_131">;</text:span></text:p>
      <text:p text:style-name="P38"><text:span text:style-name="T38_1"><text:s/></text:span></text:p>
      <text:p text:style-name="P39"><text:span text:style-name="T39_1">3.</text:span><text:span text:style-name="T39_2">a</text:span><text:span text:style-name="T39_3">)<text:s/></text:span><text:span text:style-name="T39_4">All</text:span><text:span text:style-name="T39_5"><text:s/></text:span><text:span text:style-name="T39_6">compensation</text:span><text:span text:style-name="T39_7"><text:s/></text:span><text:span text:style-name="T39_8">agreements</text:span><text:span text:style-name="T39_9"><text:s/></text:span><text:span text:style-name="T39_10">shall</text:span><text:span text:style-name="T39_11"><text:s/></text:span><text:span text:style-name="T39_12">draw</text:span><text:span text:style-name="T39_13"><text:s/></text:span><text:span text:style-name="T39_14">from</text:span><text:span text:style-name="T39_15"><text:s/></text:span><text:span text:style-name="T39_16">one</text:span><text:span text:style-name="T39_17"><text:s/></text:span><text:span text:style-name="T39_18">or</text:span><text:span text:style-name="T39_19"><text:s/></text:span><text:span text:style-name="T39_20">more</text:span><text:span text:style-name="T39_21"><text:s/></text:span><text:span text:style-name="T39_22">specified</text:span><text:span text:style-name="T39_23"><text:s/></text:span><text:span text:style-name="T39_24">accounts</text:span><text:span text:style-name="T39_25">,<text:s/></text:span><text:span text:style-name="T39_26">and</text:span><text:span text:style-name="T39_27"><text:s/></text:span><text:span text:style-name="T39_28">consist</text:span><text:span text:style-name="T39_29"><text:s/></text:span><text:span text:style-name="T39_30">solely</text:span><text:span text:style-name="T39_31"><text:s/></text:span><text:span text:style-name="T39_32">of</text:span><text:span text:style-name="T39_33"><text:s/></text:span><text:span text:style-name="T39_34">defined</text:span><text:span text:style-name="T39_35"><text:s/></text:span><text:span text:style-name="T39_36">amounts</text:span><text:span text:style-name="T39_37"><text:s/></text:span><text:span text:style-name="T39_38">for</text:span><text:span text:style-name="T39_39"><text:s/></text:span><text:span text:style-name="T39_40">which</text:span><text:span text:style-name="T39_41"><text:s/></text:span><text:span text:style-name="T39_42">there</text:span><text:span text:style-name="T39_43"><text:s/></text:span><text:span text:style-name="T39_44">are</text:span><text:span text:style-name="T39_45"><text:s/></text:span><text:span text:style-name="T39_46">preexisting</text:span><text:span text:style-name="T39_47"><text:s/></text:span><text:span text:style-name="T39_48">funds</text:span><text:span text:style-name="T39_49"><text:s/></text:span><text:span text:style-name="T39_50">in</text:span><text:span text:style-name="T39_51"><text:s/></text:span><text:span text:style-name="T39_52">their</text:span><text:span text:style-name="T39_53"><text:s/></text:span><text:span text:style-name="T39_54">respective</text:span><text:span text:style-name="T39_55"><text:s/></text:span><text:span text:style-name="T39_56">accounts</text:span><text:span text:style-name="T39_57">.<text:s text:c="2"/></text:span><text:span text:style-name="T39_58">b</text:span><text:span text:style-name="T39_59">)<text:s/></text:span><text:span text:style-name="T39_60">Fixed</text:span><text:span text:style-name="T39_61"><text:s/></text:span><text:span text:style-name="T39_62">compensations</text:span><text:span text:style-name="T39_63"><text:s/></text:span><text:span text:style-name="T39_64">may</text:span><text:span text:style-name="T39_65"><text:s/></text:span><text:span text:style-name="T39_66">change</text:span><text:span text:style-name="T39_67"><text:s/></text:span><text:span text:style-name="T39_68">accounts</text:span><text:span text:style-name="T39_69"><text:s/></text:span><text:span text:style-name="T39_70">from</text:span><text:span text:style-name="T39_71"><text:s/></text:span><text:span text:style-name="T39_72">which</text:span><text:span text:style-name="T39_73"><text:s/></text:span><text:span text:style-name="T39_74">they</text:span><text:span text:style-name="T39_75"><text:s/></text:span><text:span text:style-name="T39_76">are</text:span><text:span text:style-name="T39_77"><text:s/></text:span><text:span text:style-name="T39_78">drawn</text:span><text:span text:style-name="T39_79"><text:s/></text:span><text:span text:style-name="T39_80">as</text:span><text:span text:style-name="T39_81"><text:s/></text:span><text:span text:style-name="T39_82">reflects</text:span><text:span text:style-name="T39_83"><text:s/></text:span><text:span text:style-name="T39_84">the</text:span><text:span text:style-name="T39_85"><text:s/></text:span><text:span text:style-name="T39_86">effort</text:span><text:span text:style-name="T39_87"><text:s/></text:span><text:span text:style-name="T39_88">of</text:span><text:span text:style-name="T39_89"><text:s/></text:span><text:span text:style-name="T39_90">the</text:span><text:span text:style-name="T39_91"><text:s/></text:span><text:span text:style-name="T39_92">employee</text:span><text:span text:style-name="T39_93">,<text:s/></text:span><text:span text:style-name="T39_94">but</text:span><text:span text:style-name="T39_95"><text:s/></text:span><text:span text:style-name="T39_96">must</text:span><text:span text:style-name="T39_97"><text:s/></text:span><text:span text:style-name="T39_98">satisfy</text:span><text:span text:style-name="T39_99"><text:s/></text:span><text:span text:style-name="T39_100">condition</text:span><text:span text:style-name="T39_101"><text:s/>3</text:span><text:span text:style-name="T39_102">a</text:span><text:span text:style-name="T39_103">).</text:span></text:p>
      <text:p text:style-name="P40"><text:span text:style-name="T40_1"><text:s/></text:span></text:p>
      <text:p text:style-name="P41"><text:span text:style-name="T41_1">4.<text:s/></text:span><text:span text:style-name="T41_2">The</text:span><text:span text:style-name="T41_3"><text:s/></text:span><text:span text:style-name="T41_4">Board</text:span><text:span text:style-name="T41_5"><text:s/></text:span><text:span text:style-name="T41_6">of</text:span><text:span text:style-name="T41_7"><text:s/></text:span><text:span text:style-name="T41_8">Directors</text:span><text:span text:style-name="T41_9"><text:s/></text:span><text:span text:style-name="T41_10">will</text:span><text:span text:style-name="T41_11"><text:s/></text:span><text:span text:style-name="T41_12">obtain</text:span><text:span text:style-name="T41_13"><text:s/></text:span><text:span text:style-name="T41_14">and</text:span><text:span text:style-name="T41_15"><text:s/></text:span><text:span text:style-name="T41_16">rely</text:span><text:span text:style-name="T41_17"><text:s/></text:span><text:span text:style-name="T41_18">upon</text:span><text:span text:style-name="T41_19"><text:s/></text:span><text:span text:style-name="T41_20">information</text:span><text:span text:style-name="T41_21"><text:s/></text:span><text:span text:style-name="T41_22">relevant</text:span><text:span text:style-name="T41_23"><text:s/></text:span><text:span text:style-name="T41_24">to</text:span><text:span text:style-name="T41_25"><text:s/></text:span><text:span text:style-name="T41_26">the</text:span><text:span text:style-name="T41_27"><text:s/></text:span><text:span text:style-name="T41_28">criteria</text:span><text:span text:style-name="T41_29"><text:s/></text:span><text:span text:style-name="T41_30">set</text:span><text:span text:style-name="T41_31"><text:s/></text:span><text:span text:style-name="T41_32">forth</text:span><text:span text:style-name="T41_33"><text:s/></text:span><text:span text:style-name="T41_34">in</text:span><text:span text:style-name="T41_35"><text:s/></text:span><text:span text:style-name="T41_36">this</text:span><text:span text:style-name="T41_37"><text:s/></text:span><text:span text:style-name="T41_38">Policy</text:span><text:span text:style-name="T41_39"><text:s/></text:span><text:span text:style-name="T41_40">and</text:span><text:span text:style-name="T41_41"><text:s/></text:span><text:span text:style-name="T41_42">appropriate</text:span><text:span text:style-name="T41_43"><text:s/></text:span><text:span text:style-name="T41_44">comparative</text:span><text:span text:style-name="T41_45"><text:s/></text:span><text:span text:style-name="T41_46">data</text:span><text:span text:style-name="T41_47"><text:s/></text:span><text:span text:style-name="T41_48">prior</text:span><text:span text:style-name="T41_49"><text:s/></text:span><text:span text:style-name="T41_50">to</text:span><text:span text:style-name="T41_51"><text:s/></text:span><text:span text:style-name="T41_52">making</text:span><text:span text:style-name="T41_53"><text:s/></text:span><text:span text:style-name="T41_54">the</text:span><text:span text:style-name="T41_55"><text:s/></text:span><text:span text:style-name="T41_56">determination</text:span><text:span text:style-name="T41_57">.</text:span></text:p>
      <text:p text:style-name="P42"><text:span text:style-name="T42_1"><text:s/></text:span></text:p>
      <text:p text:style-name="P43"><text:span text:style-name="T43_1">5.<text:s/></text:span><text:span text:style-name="T43_2">The</text:span><text:span text:style-name="T43_3"><text:s/></text:span><text:span text:style-name="T43_4">Board</text:span><text:span text:style-name="T43_5"><text:s/></text:span><text:span text:style-name="T43_6">of</text:span><text:span text:style-name="T43_7"><text:s/></text:span><text:span text:style-name="T43_8">Directors</text:span><text:span text:style-name="T43_9"><text:s/></text:span><text:span text:style-name="T43_10">will</text:span><text:span text:style-name="T43_11"><text:s/></text:span><text:span text:style-name="T43_12">adequately</text:span><text:span text:style-name="T43_13"><text:s/></text:span><text:span text:style-name="T43_14">document</text:span><text:span text:style-name="T43_15"><text:s/></text:span><text:span text:style-name="T43_16">the</text:span><text:span text:style-name="T43_17"><text:s/></text:span><text:span text:style-name="T43_18">basis</text:span><text:span text:style-name="T43_19"><text:s/></text:span><text:span text:style-name="T43_20">for</text:span><text:span text:style-name="T43_21"><text:s/></text:span><text:span text:style-name="T43_22">its</text:span><text:span text:style-name="T43_23"><text:s/></text:span><text:span text:style-name="T43_24">determination</text:span><text:span text:style-name="T43_25"><text:s/></text:span><text:span text:style-name="T43_26">concurrently</text:span><text:span text:style-name="T43_27"><text:s/></text:span><text:span text:style-name="T43_28">with</text:span><text:span text:style-name="T43_29"><text:s/></text:span><text:span text:style-name="T43_30">making</text:span><text:span text:style-name="T43_31"><text:s/></text:span><text:span text:style-name="T43_32">that</text:span><text:span text:style-name="T43_33"><text:s/></text:span><text:span text:style-name="T43_34">determination</text:span><text:span text:style-name="T43_35"><text:s/></text:span><text:span text:style-name="T43_36">by</text:span><text:span text:style-name="T43_37"><text:s/></text:span><text:span text:style-name="T43_38">including</text:span><text:span text:style-name="T43_39"><text:s/></text:span><text:span text:style-name="T43_40">the</text:span><text:span text:style-name="T43_41"><text:s/></text:span><text:span text:style-name="T43_42">following</text:span><text:span text:style-name="T43_43"><text:s/></text:span><text:span text:style-name="T43_44">in</text:span><text:span text:style-name="T43_45"><text:s/></text:span><text:span text:style-name="T43_46">indysci</text:span><text:span text:style-name="T43_47"><text:s/></text:span><text:span text:style-name="T43_48">records</text:span><text:span text:style-name="T43_49">:</text:span></text:p>
      <text:p text:style-name="P44"><text:span text:style-name="T44_1"><text:s/></text:span></text:p>
      <text:p text:style-name="P45"><text:span text:style-name="T45_1">a</text:span><text:span text:style-name="T45_2">.<text:s/></text:span><text:span text:style-name="T45_3">The</text:span><text:span text:style-name="T45_4"><text:s/></text:span><text:span text:style-name="T45_5">terms</text:span><text:span text:style-name="T45_6"><text:s/></text:span><text:span text:style-name="T45_7">of</text:span><text:span text:style-name="T45_8"><text:s/></text:span><text:span text:style-name="T45_9">the</text:span><text:span text:style-name="T45_10"><text:s/></text:span><text:span text:style-name="T45_11">transaction</text:span><text:span text:style-name="T45_12"><text:s/></text:span><text:span text:style-name="T45_13">that</text:span><text:span text:style-name="T45_14"><text:s/></text:span><text:span text:style-name="T45_15">was</text:span><text:span text:style-name="T45_16"><text:s/></text:span><text:span text:style-name="T45_17">approved</text:span><text:span text:style-name="T45_18"><text:s/></text:span><text:span text:style-name="T45_19">and</text:span><text:span text:style-name="T45_20"><text:s/></text:span><text:span text:style-name="T45_21">the</text:span><text:span text:style-name="T45_22"><text:s/></text:span><text:span text:style-name="T45_23">date</text:span><text:span text:style-name="T45_24"><text:s/></text:span><text:span text:style-name="T45_25">of</text:span><text:span text:style-name="T45_26"><text:s/></text:span><text:span text:style-name="T45_27">approval</text:span><text:span text:style-name="T45_28">;</text:span></text:p>
      <text:p text:style-name="P46"><text:span text:style-name="T46_1">b</text:span><text:span text:style-name="T46_2">.<text:s/></text:span><text:span text:style-name="T46_3">The</text:span><text:span text:style-name="T46_4"><text:s/></text:span><text:span text:style-name="T46_5">members</text:span><text:span text:style-name="T46_6"><text:s/></text:span><text:span text:style-name="T46_7">of</text:span><text:span text:style-name="T46_8"><text:s/></text:span><text:span text:style-name="T46_9">the</text:span><text:span text:style-name="T46_10"><text:s/></text:span><text:span text:style-name="T46_11">Board</text:span><text:span text:style-name="T46_12"><text:s/></text:span><text:span text:style-name="T46_13">of</text:span><text:span text:style-name="T46_14"><text:s/></text:span><text:span text:style-name="T46_15">Directors</text:span><text:span text:style-name="T46_16"><text:s/></text:span><text:span text:style-name="T46_17">who</text:span><text:span text:style-name="T46_18"><text:s/></text:span><text:span text:style-name="T46_19">were</text:span><text:span text:style-name="T46_20"><text:s/></text:span><text:span text:style-name="T46_21">present</text:span><text:span text:style-name="T46_22"><text:s/></text:span><text:span text:style-name="T46_23">during</text:span><text:span text:style-name="T46_24"><text:s/></text:span><text:span text:style-name="T46_25">the</text:span><text:span text:style-name="T46_26"><text:s/></text:span><text:span text:style-name="T46_27">debate</text:span><text:span text:style-name="T46_28"><text:s/></text:span><text:span text:style-name="T46_29">on</text:span><text:span text:style-name="T46_30"><text:s/></text:span><text:span text:style-name="T46_31">the</text:span><text:span text:style-name="T46_32"><text:s/></text:span><text:span text:style-name="T46_33">arrangement</text:span><text:span text:style-name="T46_34"><text:s/></text:span><text:span text:style-name="T46_35">and</text:span><text:span text:style-name="T46_36"><text:s/></text:span><text:span text:style-name="T46_37">those</text:span><text:span text:style-name="T46_38"><text:s/></text:span><text:span text:style-name="T46_39">who</text:span><text:span text:style-name="T46_40"><text:s/></text:span><text:span text:style-name="T46_41">voted</text:span><text:span text:style-name="T46_42"><text:s/></text:span><text:span text:style-name="T46_43">on</text:span><text:span text:style-name="T46_44"><text:s/></text:span><text:span text:style-name="T46_45">it</text:span></text:p>
      <text:p text:style-name="P47"><text:span text:style-name="T47_1">c</text:span><text:span text:style-name="T47_2">.<text:s/></text:span><text:span text:style-name="T47_3">The</text:span><text:span text:style-name="T47_4"><text:s/></text:span><text:span text:style-name="T47_5">objective</text:span><text:span text:style-name="T47_6"><text:s/></text:span><text:span text:style-name="T47_7">criteria</text:span><text:span text:style-name="T47_8"><text:s/></text:span><text:span text:style-name="T47_9">and</text:span><text:span text:style-name="T47_10"><text:s/></text:span><text:span text:style-name="T47_11">comparability</text:span><text:span text:style-name="T47_12"><text:s/></text:span><text:span text:style-name="T47_13">data</text:span><text:span text:style-name="T47_14"><text:s/></text:span><text:span text:style-name="T47_15">obtained</text:span><text:span text:style-name="T47_16"><text:s/></text:span><text:span text:style-name="T47_17">and</text:span><text:span text:style-name="T47_18"><text:s/></text:span><text:span text:style-name="T47_19">relied</text:span><text:span text:style-name="T47_20"><text:s/></text:span><text:span text:style-name="T47_21">upon</text:span><text:span text:style-name="T47_22"><text:s/></text:span><text:span text:style-name="T47_23">by</text:span><text:span text:style-name="T47_24"><text:s/></text:span><text:span text:style-name="T47_25">the</text:span><text:span text:style-name="T47_26"><text:s/></text:span><text:span text:style-name="T47_27">Board</text:span><text:span text:style-name="T47_28"><text:s/></text:span><text:span text:style-name="T47_29">of</text:span><text:span text:style-name="T47_30"><text:s/></text:span><text:span text:style-name="T47_31">Directors</text:span></text:p>
      <text:p text:style-name="P48"><text:span text:style-name="T48_1">d</text:span><text:span text:style-name="T48_2">.<text:s/></text:span><text:span text:style-name="T48_3">Any</text:span><text:span text:style-name="T48_4"><text:s/></text:span><text:span text:style-name="T48_5">actions</text:span><text:span text:style-name="T48_6"><text:s/></text:span><text:span text:style-name="T48_7">taken</text:span><text:span text:style-name="T48_8"><text:s/></text:span><text:span text:style-name="T48_9">with</text:span><text:span text:style-name="T48_10"><text:s/></text:span><text:span text:style-name="T48_11">respect</text:span><text:span text:style-name="T48_12"><text:s/></text:span><text:span text:style-name="T48_13">to</text:span><text:span text:style-name="T48_14"><text:s/></text:span><text:span text:style-name="T48_15">consideration</text:span><text:span text:style-name="T48_16"><text:s/></text:span><text:span text:style-name="T48_17">of</text:span><text:span text:style-name="T48_18"><text:s/></text:span><text:span text:style-name="T48_19">the</text:span><text:span text:style-name="T48_20"><text:s/></text:span><text:span text:style-name="T48_21">arrangement</text:span><text:span text:style-name="T48_22"><text:s/></text:span><text:span text:style-name="T48_23">by</text:span><text:span text:style-name="T48_24"><text:s/></text:span><text:span text:style-name="T48_25">anyone</text:span><text:span text:style-name="T48_26"><text:s/></text:span><text:span text:style-name="T48_27">who</text:span><text:span text:style-name="T48_28"><text:s/></text:span><text:span text:style-name="T48_29">is</text:span><text:span text:style-name="T48_30"><text:s/></text:span><text:span text:style-name="T48_31">otherwise</text:span><text:span text:style-name="T48_32"><text:s/></text:span><text:span text:style-name="T48_33">a</text:span><text:span text:style-name="T48_34"><text:s/></text:span><text:span text:style-name="T48_35">member</text:span><text:span text:style-name="T48_36"><text:s/></text:span><text:span text:style-name="T48_37">of</text:span><text:span text:style-name="T48_38"><text:s/></text:span><text:span text:style-name="T48_39">the</text:span><text:span text:style-name="T48_40"><text:s/></text:span><text:span text:style-name="T48_41">Board</text:span><text:span text:style-name="T48_42"><text:s/></text:span><text:span text:style-name="T48_43">of</text:span><text:span text:style-name="T48_44"><text:s/></text:span><text:span text:style-name="T48_45">Directors</text:span><text:span text:style-name="T48_46"><text:s/></text:span><text:span text:style-name="T48_47">but</text:span><text:span text:style-name="T48_48"><text:s/></text:span><text:span text:style-name="T48_49">who</text:span><text:span text:style-name="T48_50"><text:s/></text:span><text:span text:style-name="T48_51">had</text:span><text:span text:style-name="T48_52"><text:s/></text:span><text:span text:style-name="T48_53">a</text:span><text:span text:style-name="T48_54"><text:s/></text:span><text:span text:style-name="T48_55">conflict</text:span><text:span text:style-name="T48_56"><text:s/></text:span><text:span text:style-name="T48_57">of</text:span><text:span text:style-name="T48_58"><text:s/></text:span><text:span text:style-name="T48_59">interest</text:span><text:span text:style-name="T48_60"><text:s/></text:span><text:span text:style-name="T48_61">with</text:span><text:span text:style-name="T48_62"><text:s/></text:span><text:span text:style-name="T48_63">respect</text:span><text:span text:style-name="T48_64"><text:s/></text:span><text:span text:style-name="T48_65">to</text:span><text:span text:style-name="T48_66"><text:s/></text:span><text:span text:style-name="T48_67">the</text:span><text:span text:style-name="T48_68"><text:s/></text:span><text:span text:style-name="T48_69">arrangement</text:span><text:span text:style-name="T48_70">.</text:span></text:p>
      <text:p text:style-name="P49"><text:span text:style-name="T49_1"><text:s/></text:span></text:p>
      <text:p text:style-name="P50"><text:span text:style-name="T50_1">Annual</text:span><text:span text:style-name="T50_2"><text:s/></text:span><text:span text:style-name="T50_3">Review</text:span></text:p>
      <text:p text:style-name="P51"><text:span text:style-name="T51_1"><text:s/></text:span></text:p>
      <text:p text:style-name="P52"><text:span text:style-name="T52_1">On</text:span><text:span text:style-name="T52_2"><text:s/></text:span><text:span text:style-name="T52_3">an</text:span><text:span text:style-name="T52_4"><text:s/></text:span><text:span text:style-name="T52_5">annual</text:span><text:span text:style-name="T52_6"><text:s/></text:span><text:span text:style-name="T52_7">basis</text:span><text:span text:style-name="T52_8">,<text:s/></text:span><text:span text:style-name="T52_9">the</text:span><text:span text:style-name="T52_10"><text:s/></text:span><text:span text:style-name="T52_11">Board</text:span><text:span text:style-name="T52_12"><text:s/></text:span><text:span text:style-name="T52_13">of</text:span><text:span text:style-name="T52_14"><text:s/></text:span><text:span text:style-name="T52_15">Directors</text:span><text:span text:style-name="T52_16"><text:s/></text:span><text:span text:style-name="T52_17">will</text:span><text:span text:style-name="T52_18"><text:s/></text:span><text:span text:style-name="T52_19">review</text:span><text:span text:style-name="T52_20"><text:s/></text:span><text:span text:style-name="T52_21">the</text:span><text:span text:style-name="T52_22"><text:s/></text:span><text:span text:style-name="T52_23">performance</text:span><text:span text:style-name="T52_24"><text:s/></text:span><text:span text:style-name="T52_25">of</text:span><text:span text:style-name="T52_26"><text:s/></text:span><text:span text:style-name="T52_27">compensated</text:span><text:span text:style-name="T52_28"><text:s/></text:span><text:span text:style-name="T52_29">key</text:span><text:span text:style-name="T52_30"><text:s/></text:span><text:span text:style-name="T52_31">officers</text:span><text:span text:style-name="T52_32"><text:s/></text:span><text:span text:style-name="T52_33">or</text:span><text:span text:style-name="T52_34"><text:s/></text:span><text:span text:style-name="T52_35">key</text:span><text:span text:style-name="T52_36"><text:s/></text:span><text:span text:style-name="T52_37">employees</text:span><text:span text:style-name="T52_38"><text:s/></text:span><text:span text:style-name="T52_39">and</text:span><text:span text:style-name="T52_40"><text:s/></text:span><text:span text:style-name="T52_41">account</text:span><text:span text:style-name="T52_42"><text:s/></text:span><text:span text:style-name="T52_43">for</text:span><text:span text:style-name="T52_44"><text:s/></text:span><text:span text:style-name="T52_45">other</text:span><text:span text:style-name="T52_46"><text:s/></text:span><text:span text:style-name="T52_47">internal</text:span><text:span text:style-name="T52_48"><text:s/></text:span><text:span text:style-name="T52_49">and</text:span><text:span text:style-name="T52_50"><text:s/></text:span><text:span text:style-name="T52_51">external</text:span><text:span text:style-name="T52_52"><text:s/></text:span><text:span text:style-name="T52_53">factors</text:span><text:span text:style-name="T52_54">,<text:s/></text:span><text:span text:style-name="T52_55">including</text:span><text:span text:style-name="T52_56"><text:s/></text:span><text:span text:style-name="T52_57">budgetary</text:span><text:span text:style-name="T52_58"><text:s/></text:span><text:span text:style-name="T52_59">constraints</text:span><text:span text:style-name="T52_60">,<text:s/></text:span><text:span text:style-name="T52_61">to</text:span><text:span text:style-name="T52_62"><text:s/></text:span><text:span text:style-name="T52_63">determine</text:span><text:span text:style-name="T52_64"><text:s/></text:span><text:span text:style-name="T52_65">if</text:span><text:span text:style-name="T52_66"><text:s/></text:span><text:span text:style-name="T52_67">a</text:span><text:span text:style-name="T52_68"><text:s/></text:span><text:span text:style-name="T52_69">compensation</text:span><text:span text:style-name="T52_70"><text:s/></text:span><text:span text:style-name="T52_71">modification</text:span><text:span text:style-name="T52_72"><text:s/></text:span><text:span text:style-name="T52_73">is</text:span><text:span text:style-name="T52_74"><text:s/></text:span><text:span text:style-name="T52_75">warranted</text:span><text:span text:style-name="T52_76">.<text:s text:c="2"/></text:span><text:span text:style-name="T52_77">If</text:span><text:span text:style-name="T52_78"><text:s/></text:span><text:span text:style-name="T52_79">the</text:span><text:span text:style-name="T52_80"><text:s/></text:span><text:span text:style-name="T52_81">Board</text:span><text:span text:style-name="T52_82"><text:s/></text:span><text:span text:style-name="T52_83">of</text:span><text:span text:style-name="T52_84"><text:s/></text:span><text:span text:style-name="T52_85">Directors</text:span><text:span text:style-name="T52_86"><text:s/></text:span><text:span text:style-name="T52_87">determines</text:span><text:span text:style-name="T52_88"><text:s/></text:span><text:span text:style-name="T52_89">that</text:span><text:span text:style-name="T52_90"><text:s/></text:span><text:span text:style-name="T52_91">the</text:span><text:span text:style-name="T52_92"><text:s/></text:span><text:span text:style-name="T52_93">compensation</text:span><text:span text:style-name="T52_94"><text:s/></text:span><text:span text:style-name="T52_95">arrangement</text:span><text:span text:style-name="T52_96"><text:s/></text:span><text:span text:style-name="T52_97">of</text:span><text:span text:style-name="T52_98"><text:s/></text:span><text:span text:style-name="T52_99">key</text:span><text:span text:style-name="T52_100"><text:s/></text:span><text:span text:style-name="T52_101">officer</text:span><text:span text:style-name="T52_102"><text:s/></text:span><text:span text:style-name="T52_103">or</text:span><text:span text:style-name="T52_104"><text:s/></text:span><text:span text:style-name="T52_105">employee</text:span><text:span text:style-name="T52_106"><text:s/></text:span><text:span text:style-name="T52_107">shall</text:span><text:span text:style-name="T52_108"><text:s/></text:span><text:span text:style-name="T52_109">be</text:span><text:span text:style-name="T52_110"><text:s/></text:span><text:span text:style-name="T52_111">renewed</text:span><text:span text:style-name="T52_112">,<text:s/></text:span><text:span text:style-name="T52_113">it</text:span><text:span text:style-name="T52_114"><text:s/></text:span><text:span text:style-name="T52_115">shall</text:span><text:span text:style-name="T52_116"><text:s/></text:span><text:span text:style-name="T52_117">follow</text:span><text:span text:style-name="T52_118"><text:s/></text:span><text:span text:style-name="T52_119">the</text:span><text:span text:style-name="T52_120"><text:s/></text:span><text:span text:style-name="T52_121">procedures</text:span><text:span text:style-name="T52_122"><text:s/></text:span><text:span text:style-name="T52_123">as</text:span><text:span text:style-name="T52_124"><text:s/></text:span><text:span text:style-name="T52_125">outlined</text:span><text:span text:style-name="T52_126"><text:s/></text:span><text:span text:style-name="T52_127">in</text:span><text:span text:style-name="T52_128"><text:s/></text:span><text:span text:style-name="T52_129">this</text:span><text:span text:style-name="T52_130"><text:s/></text:span><text:span text:style-name="T52_131">policy</text:span><text:span text:style-name="T52_132">.<text:tab/></text:span></text:p>
      <text:p text:style-name="P53"><text:span text:style-name="T53_1"><text:s/></text:span></text:p>
      <text:p text:style-name="P54"><text:span text:style-name="T54_1">The</text:span><text:span text:style-name="T54_2"><text:s/></text:span><text:span text:style-name="T54_3">Board</text:span><text:span text:style-name="T54_4"><text:s/></text:span><text:span text:style-name="T54_5">may</text:span><text:span text:style-name="T54_6"><text:s/></text:span><text:span text:style-name="T54_7">delegate</text:span><text:span text:style-name="T54_8"><text:s/></text:span><text:span text:style-name="T54_9">this</text:span><text:span text:style-name="T54_10"><text:s/></text:span><text:span text:style-name="T54_11">duty</text:span><text:span text:style-name="T54_12"><text:s/></text:span><text:span text:style-name="T54_13">to</text:span><text:span text:style-name="T54_14"><text:s/></text:span><text:span text:style-name="T54_15">a</text:span><text:span text:style-name="T54_16"><text:s/></text:span><text:span text:style-name="T54_17">committee</text:span><text:span text:style-name="T54_18"><text:s/></text:span><text:span text:style-name="T54_19">of</text:span><text:span text:style-name="T54_20"><text:s/></text:span><text:span text:style-name="T54_21">the</text:span><text:span text:style-name="T54_22"><text:s/></text:span><text:span text:style-name="T54_23">board</text:span><text:span text:style-name="T54_24">,<text:s/></text:span><text:span text:style-name="T54_25">as</text:span><text:span text:style-name="T54_26"><text:s/></text:span><text:span text:style-name="T54_27">needs</text:span><text:span text:style-name="T54_28"><text:s/></text:span><text:span text:style-name="T54_29">may</text:span><text:span text:style-name="T54_30"><text:s/></text:span><text:span text:style-name="T54_31">dictate</text:span><text:span text:style-name="T54_32">;<text:s/></text:span><text:span text:style-name="T54_33">but</text:span><text:span text:style-name="T54_34"><text:s/></text:span><text:span text:style-name="T54_35">final</text:span><text:span text:style-name="T54_36"><text:s/></text:span><text:span text:style-name="T54_37">actions</text:span><text:span text:style-name="T54_38"><text:s/></text:span><text:span text:style-name="T54_39">on</text:span><text:span text:style-name="T54_40"><text:s/></text:span><text:span text:style-name="T54_41">review</text:span><text:span text:style-name="T54_42"><text:s/></text:span><text:span text:style-name="T54_43">and</text:span><text:span text:style-name="T54_44"><text:s/></text:span><text:span text:style-name="T54_45">compensation</text:span><text:span text:style-name="T54_46"><text:s/></text:span><text:span text:style-name="T54_47">must</text:span><text:span text:style-name="T54_48"><text:s/></text:span><text:span text:style-name="T54_49">be</text:span><text:span text:style-name="T54_50"><text:s/></text:span><text:span text:style-name="T54_51">taken</text:span><text:span text:style-name="T54_52"><text:s/></text:span><text:span text:style-name="T54_53">by</text:span><text:span text:style-name="T54_54"><text:s/></text:span><text:span text:style-name="T54_55">a</text:span><text:span text:style-name="T54_56"><text:s/></text:span><text:span text:style-name="T54_57">quorum</text:span><text:span text:style-name="T54_58"><text:s/></text:span><text:span text:style-name="T54_59">of</text:span><text:span text:style-name="T54_60"><text:s/></text:span><text:span text:style-name="T54_61">the</text:span><text:span text:style-name="T54_62"><text:s/></text:span><text:span text:style-name="T54_63">Board</text:span><text:span text:style-name="T54_64"><text:s/></text:span><text:span text:style-name="T54_65">of</text:span><text:span text:style-name="T54_66"><text:s/></text:span><text:span text:style-name="T54_67">Directors</text:span><text:span text:style-name="T54_68">.<text:s/></text:span><text:span text:style-name="T54_69">If</text:span><text:span text:style-name="T54_70"><text:s/></text:span><text:span text:style-name="T54_71">a</text:span><text:span text:style-name="T54_72"><text:s/></text:span><text:span text:style-name="T54_73">quorum</text:span><text:span text:style-name="T54_74"><text:s/></text:span><text:span text:style-name="T54_75">of</text:span><text:span text:style-name="T54_76"><text:s/></text:span><text:span text:style-name="T54_77">the</text:span><text:span text:style-name="T54_78"><text:s/></text:span><text:span text:style-name="T54_79">Board</text:span><text:span text:style-name="T54_80"><text:s/></text:span><text:span text:style-name="T54_81">of</text:span><text:span text:style-name="T54_82"><text:s/></text:span><text:span text:style-name="T54_83">Directors</text:span><text:span text:style-name="T54_84"><text:s/></text:span><text:span text:style-name="T54_85">cannot</text:span><text:span text:style-name="T54_86"><text:s/></text:span><text:span text:style-name="T54_87">be</text:span><text:span text:style-name="T54_88"><text:s/></text:span><text:span text:style-name="T54_89">assembled</text:span><text:span text:style-name="T54_90"><text:s/></text:span><text:span text:style-name="T54_91">for</text:span><text:span text:style-name="T54_92"><text:s/></text:span><text:span text:style-name="T54_93">a</text:span><text:span text:style-name="T54_94"><text:s/></text:span><text:span text:style-name="T54_95">particular</text:span><text:span text:style-name="T54_96"><text:s/></text:span><text:span text:style-name="T54_97">vote</text:span><text:span text:style-name="T54_98"><text:s/></text:span><text:span text:style-name="T54_99">as</text:span><text:span text:style-name="T54_100"><text:s/></text:span><text:span text:style-name="T54_101">a</text:span><text:span text:style-name="T54_102"><text:s/></text:span><text:span text:style-name="T54_103">result</text:span><text:span text:style-name="T54_104"><text:s/></text:span><text:span text:style-name="T54_105">of</text:span><text:span text:style-name="T54_106"><text:s/></text:span><text:span text:style-name="T54_107">disqualification</text:span><text:span text:style-name="T54_108"><text:s/></text:span><text:span text:style-name="T54_109">of</text:span><text:span text:style-name="T54_110"><text:s/></text:span><text:span text:style-name="T54_111">directors</text:span><text:span text:style-name="T54_112"><text:s/></text:span><text:span text:style-name="T54_113">due</text:span><text:span text:style-name="T54_114"><text:s/></text:span><text:span text:style-name="T54_115">to</text:span><text:span text:style-name="T54_116"><text:s/></text:span><text:span text:style-name="T54_117">conflicts</text:span><text:span text:style-name="T54_118"><text:s/></text:span><text:span text:style-name="T54_119">of</text:span><text:span text:style-name="T54_120"><text:s/></text:span><text:span text:style-name="T54_121">interest</text:span><text:span text:style-name="T54_122">,<text:s/></text:span><text:span text:style-name="T54_123">such</text:span><text:span text:style-name="T54_124"><text:s/></text:span><text:span text:style-name="T54_125">vote</text:span><text:span text:style-name="T54_126"><text:s/></text:span><text:span text:style-name="T54_127">may</text:span><text:span text:style-name="T54_128"><text:s/></text:span><text:span text:style-name="T54_129">be</text:span><text:span text:style-name="T54_130"><text:s/></text:span><text:span text:style-name="T54_131">taken</text:span><text:span text:style-name="T54_132"><text:s/></text:span><text:span text:style-name="T54_133">by</text:span><text:span text:style-name="T54_134"><text:s/></text:span><text:span text:style-name="T54_135">unanimous</text:span><text:span text:style-name="T54_136"><text:s/></text:span><text:span text:style-name="T54_137">vote</text:span><text:span text:style-name="T54_138"><text:s/></text:span><text:span text:style-name="T54_139">of</text:span><text:span text:style-name="T54_140"><text:s/></text:span><text:span text:style-name="T54_141">the</text:span><text:span text:style-name="T54_142"><text:s/></text:span><text:span text:style-name="T54_143">directors</text:span><text:span text:style-name="T54_144"><text:s/></text:span><text:span text:style-name="T54_145">not</text:span><text:span text:style-name="T54_146"><text:s/></text:span><text:span text:style-name="T54_147">so</text:span><text:span text:style-name="T54_148"><text:s/></text:span><text:span text:style-name="T54_149">disqualified</text:span><text:span text:style-name="T54_150">.</text:span></text:p>
      <text:p text:style-name="P5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